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svg:font-family="Courier"/>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Text_20_body">
      <style:paragraph-properties fo:margin-top="0in" fo:margin-bottom="0in" fo:text-align="justify" style:justify-single-word="false"/>
      <style:text-properties style:font-name="Courier" fo:font-size="10pt" style:font-size-asian="10pt" style:font-size-complex="10pt"/>
    </style:style>
    <style:style style:name="P5" style:family="paragraph" style:parent-style-name="Heading_20_4">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1">
      <style:paragraph-properties fo:text-align="justify" style:justify-single-word="false"/>
      <style:text-properties fo:font-weight="normal" style:font-weight-asian="normal" style:font-weight-complex="normal"/>
    </style:style>
    <style:style style:name="P8" style:family="paragraph" style:parent-style-name="Heading_20_2">
      <style:paragraph-properties fo:text-align="justify" style:justify-single-word="false"/>
      <style:text-properties fo:language="en" fo:country="U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Creating an agent</text:h>
      <text:p text:style-name="P3">When creating an agent, make sure to add the BW4TClient.jar to your build path, as this contains the classes necessary to create a custom agent.</text:p>
      <text:p text:style-name="P3">Your agent should extend the BW4TAgent in the nl.tudelft.bw4t.agent package. The BW4TAgent already contains methods to perform the available actions in the environment. See the TestAgent included &lt;CLIENT&gt;/src/ for an example of an agent that visits all places.</text:p>
      <text:p text:style-name="P3">You should override the run() method from the BW4TAgent class, this method will be called when your agent has been connected to an entity on the server. This method should therefore perform the reasoning process of your agent. Your agent will stop when this method is exited.</text:p>
      <text:p text:style-name="P3">Percepts can be retrieved by calling the getPercepts() method contained in the BW4TAgent class, this will return a list of percepts. Each percept in the list has a name which can be retrieved by getName(). The parameters of the percept are retrieved by calling getParameters, with each parameter being either a Numeral or Identifier. The int or long value of a Numeral can be gotten by calling getValue().intValue() or getValue().longValue(). The String value of an Identifier can be gotten by just calling getValue(). See the percept specification for what parameters to expect for each type of percept.</text:p>
      <text:p text:style-name="P3">Please see the Specifications document and the javadoc in &lt;CLIENT&gt; for more details on the java interfaces. The javadoc also explains how to translate BW4TMessages to strings and back.</text:p>
      <text:h text:style-name="P5" text:outline-level="4">Testing your agent</text:h>
      <text:p text:style-name="P1">Set your development environment to compile your agent into the folder that contains the <text:span text:style-name="T1">BW4TClient.jar</text:span> file. This is to prevent you having to copy the compiled files there each time, although you can still choose to do that.</text:p>
      <text:p text:style-name="P1">The typical command to compile the java program (run from the BW4TClient directory) is</text:p>
      <text:p text:style-name="P4">javac -d . -classpath BW4TClient.jar src/nl/tudelft/bw4t/agent/TestAgent.java</text:p>
      <text:p text:style-name="P1"/>
      <text:p text:style-name="P1">The -d option is to tell the java compiler to compile into the current directory. The BW4TClient.jar has “.” in its classpath so it will find your classes if they are in the same directory as BW4TClient.jar.</text:p>
      <text:p text:style-name="P1"><text:line-break/>Edit the <text:span text:style-name="T1">BW4TClient.bat</text:span> (Windows) or <text:span text:style-name="T1">BW4TClient.sh.command</text:span> (OSX) file to </text:p>
      <text:list xml:id="list7529958141130268522" text:style-name="L1">
        <text:list-item>
          <text:p text:style-name="P6">make sure you have the –agentclass parameter following the classname of your agent ("nl.tudelft.bw4t.agent.TestAgent"), see Advanced run settings (Client).</text:p>
        </text:list-item>
        <text:list-item>
          <text:p text:style-name="P7">Make sure the parameter -agentcount is not set to 0, as then only human players will be loaded.</text:p>
        </text:list-item>
      </text:list>
      <text:p text:style-name="P1">After this you can run the server and then the client and your agent should be loaded.</text:p>
      <text:p text:style-name="P1"/>
      <text:p text:style-name="P2">Note that besides in the <text:span text:style-name="T1">BW4TClient.bat</text:span> (Windows) or <text:span text:style-name="T1">BW4TClient.sh.command</text:span> (OSX) file, the number of agents is also specified map that you use. This number determines the amount of bots that appear on the map. If the agentcount in the <text:span text:style-name="T2">BW4TClient</text:span> file is <text:span text:style-name="T3">smaller </text:span>than the number of agents specified in the map, some of the bots that appear on the map will not be used (they are visible but do not display any behavior). If the agentcount in the <text:span text:style-name="T2">BW4TClient</text:span> file is <text:span text:style-name="T3">bigger </text:span>than the number of agents specified in the map, some of the agents will not appear on the map and not be part of the tea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Courier" svg:font-family="Courier"/>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4" style:display-name="Heading 4" style:family="paragraph" style:parent-style-name="Heading_20_3"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6T11:45:25</meta:creation-date>
    <dc:date>2013-11-05T15:23:15</dc:date>
    <meta:editing-duration>PT31M10S</meta:editing-duration>
    <meta:editing-cycles>12</meta:editing-cycles>
    <meta:generator>OpenOffice.org/3.4.1$Unix OpenOffice.org_project/341m1$Build-9593</meta:generator>
    <meta:document-statistic meta:table-count="0" meta:image-count="0" meta:object-count="0" meta:page-count="1" meta:paragraph-count="16" meta:word-count="511" meta:character-count="3101"/>
  </office:meta>
</office:document-meta>
</file>